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5000" calcext:value-type="float">
            <text:p>385000</text:p>
          </table:table-cell>
          <table:table-cell office:value-type="float" office:value="20" calcext:value-type="float">
            <text:p>20</text:p>
          </table:table-cell>
          <table:table-cell table:formula="of:=[.B2]/[.$A$1]" office:value-type="float" office:value="3850" calcext:value-type="float">
            <text:p>3850</text:p>
          </table:table-cell>
          <table:table-cell table:formula="of:=[.D2]/[.$B$1]" office:value-type="float" office:value="3.20833333333333" calcext:value-type="float">
            <text:p>3,20833333333333</text:p>
          </table:table-cell>
          <table:table-cell table:formula="of:=[.E2]/[.C2]" office:value-type="float" office:value="0.160416666666667" calcext:value-type="float">
            <text:p>0,160416666666667</text:p>
          </table:table-cell>
          <table:table-cell table:formula="of:=[.F3]-[.F2]" office:value-type="float" office:value="0.0709722222222222" calcext:value-type="float">
            <text:p>0,070972222222222</text:p>
          </table:table-cell>
          <table:table-cell table:formula="of:=[.F2]/[.F3]" office:value-type="float" office:value="0.69327731092437" calcext:value-type="float">
            <text:p>0,69327731092437</text:p>
          </table:table-cell>
          <table:table-cell table:formula="of:=POWER(([.C2]-2)/[.$J$1];[.$K$1]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3000" calcext:value-type="float">
            <text:p>833000</text:p>
          </table:table-cell>
          <table:table-cell office:value-type="float" office:value="30" calcext:value-type="float">
            <text:p>30</text:p>
          </table:table-cell>
          <table:table-cell table:formula="of:=[.B3]/[.$A$1]" office:value-type="float" office:value="8330" calcext:value-type="float">
            <text:p>8330</text:p>
          </table:table-cell>
          <table:table-cell table:formula="of:=[.D3]/[.$B$1]" office:value-type="float" office:value="6.94166666666667" calcext:value-type="float">
            <text:p>6,94166666666667</text:p>
          </table:table-cell>
          <table:table-cell table:formula="of:=[.E3]/[.C3]" office:value-type="float" office:value="0.231388888888889" calcext:value-type="float">
            <text:p>0,231388888888889</text:p>
          </table:table-cell>
          <table:table-cell table:formula="of:=[.F4]-[.F3]" office:value-type="float" office:value="0.107777777777778" calcext:value-type="float">
            <text:p>0,107777777777778</text:p>
          </table:table-cell>
          <table:table-cell table:formula="of:=[.F3]/[.F4]" office:value-type="float" office:value="0.682227682227682" calcext:value-type="float">
            <text:p>0,682227682227682</text:p>
          </table:table-cell>
          <table:table-cell table:formula="of:=POWER(([.C3]-3.5)/[.$J$1];[.$K$1])" office:value-type="float" office:value="7.0225" calcext:value-type="float">
            <text:p>7,02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28000" calcext:value-type="float">
            <text:p>1628000</text:p>
          </table:table-cell>
          <table:table-cell office:value-type="float" office:value="40" calcext:value-type="float">
            <text:p>40</text:p>
          </table:table-cell>
          <table:table-cell table:formula="of:=[.B4]/[.$A$1]" office:value-type="float" office:value="16280" calcext:value-type="float">
            <text:p>16280</text:p>
          </table:table-cell>
          <table:table-cell table:formula="of:=[.D4]/[.$B$1]" office:value-type="float" office:value="13.5666666666667" calcext:value-type="float">
            <text:p>13,5666666666667</text:p>
          </table:table-cell>
          <table:table-cell table:formula="of:=[.E4]/[.C4]" office:value-type="float" office:value="0.339166666666667" calcext:value-type="float">
            <text:p>0,339166666666667</text:p>
          </table:table-cell>
          <table:table-cell table:formula="of:=[.F5]-[.F4]" office:value-type="float" office:value="0.0846666666666667" calcext:value-type="float">
            <text:p>0,084666666666667</text:p>
          </table:table-cell>
          <table:table-cell table:formula="of:=[.F4]/[.F5]" office:value-type="float" office:value="0.800235941801022" calcext:value-type="float">
            <text:p>0,800235941801022</text:p>
          </table:table-cell>
          <table:table-cell table:formula="of:=POWER(([.C4]-3)/[.$J$1];[.$K$1])" office:value-type="float" office:value="13.69" calcext:value-type="float">
            <text:p>13,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43000" calcext:value-type="float">
            <text:p>2543000</text:p>
          </table:table-cell>
          <table:table-cell office:value-type="float" office:value="50" calcext:value-type="float">
            <text:p>50</text:p>
          </table:table-cell>
          <table:table-cell table:formula="of:=[.B5]/[.$A$1]" office:value-type="float" office:value="25430" calcext:value-type="float">
            <text:p>25430</text:p>
          </table:table-cell>
          <table:table-cell table:formula="of:=[.D5]/[.$B$1]" office:value-type="float" office:value="21.1916666666667" calcext:value-type="float">
            <text:p>21,1916666666667</text:p>
          </table:table-cell>
          <table:table-cell table:formula="of:=[.E5]/[.C5]" office:value-type="float" office:value="0.423833333333333" calcext:value-type="float">
            <text:p>0,423833333333333</text:p>
          </table:table-cell>
          <table:table-cell table:formula="of:=[.F6]-[.F5]" office:value-type="float" office:value="0.0867222222222222" calcext:value-type="float">
            <text:p>0,086722222222222</text:p>
          </table:table-cell>
          <table:table-cell table:formula="of:=[.F5]/[.F6]" office:value-type="float" office:value="0.830141458106638" calcext:value-type="float">
            <text:p>0,830141458106638</text:p>
          </table:table-cell>
          <table:table-cell table:formula="of:=POWER(([.C5]-4)/[.$J$1];[.$K$1])" office:value-type="float" office:value="21.16" calcext:value-type="float">
            <text:p>21,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76000" calcext:value-type="float">
            <text:p>3676000</text:p>
          </table:table-cell>
          <table:table-cell office:value-type="float" office:value="60" calcext:value-type="float">
            <text:p>60</text:p>
          </table:table-cell>
          <table:table-cell table:formula="of:=[.B6]/[.$A$1]" office:value-type="float" office:value="36760" calcext:value-type="float">
            <text:p>36760</text:p>
          </table:table-cell>
          <table:table-cell table:formula="of:=[.D6]/[.$B$1]" office:value-type="float" office:value="30.6333333333333" calcext:value-type="float">
            <text:p>30,6333333333333</text:p>
          </table:table-cell>
          <table:table-cell table:formula="of:=[.E6]/[.C6]" office:value-type="float" office:value="0.510555555555556" calcext:value-type="float">
            <text:p>0,510555555555556</text:p>
          </table:table-cell>
          <table:table-cell table:formula="of:=[.F7]-[.F6]" office:value-type="float" office:value="0.11968253968254" calcext:value-type="float">
            <text:p>0,11968253968254</text:p>
          </table:table-cell>
          <table:table-cell table:formula="of:=[.F6]/[.F7]" office:value-type="float" office:value="0.81009948369223" calcext:value-type="float">
            <text:p>0,81009948369223</text:p>
          </table:table-cell>
          <table:table-cell table:formula="of:=POWER(([.C6]-5)/[.$J$1];[.$K$1])" office:value-type="float" office:value="30.25" calcext:value-type="float">
            <text:p>30,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94000" calcext:value-type="float">
            <text:p>5294000</text:p>
          </table:table-cell>
          <table:table-cell office:value-type="float" office:value="70" calcext:value-type="float">
            <text:p>70</text:p>
          </table:table-cell>
          <table:table-cell table:formula="of:=[.B7]/[.$A$1]" office:value-type="float" office:value="52940" calcext:value-type="float">
            <text:p>52940</text:p>
          </table:table-cell>
          <table:table-cell table:formula="of:=[.D7]/[.$B$1]" office:value-type="float" office:value="44.1166666666667" calcext:value-type="float">
            <text:p>44,1166666666667</text:p>
          </table:table-cell>
          <table:table-cell table:formula="of:=[.E7]/[.C7]" office:value-type="float" office:value="0.630238095238095" calcext:value-type="float">
            <text:p>0,630238095238095</text:p>
          </table:table-cell>
          <table:table-cell table:number-columns-repeated="2"/>
          <table:table-cell table:formula="of:=POWER(([.C7]-3.5)/[.$J$1];[.$K$1])" office:value-type="float" office:value="44.2225" calcext:value-type="float">
            <text:p>44,222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6000" calcext:value-type="float">
            <text:p>196000</text:p>
          </table:table-cell>
          <table:table-cell office:value-type="float" office:value="20" calcext:value-type="float">
            <text:p>20</text:p>
          </table:table-cell>
          <table:table-cell table:formula="of:=[.B10]/[.$A$9]" office:value-type="float" office:value="3920" calcext:value-type="float">
            <text:p>3920</text:p>
          </table:table-cell>
          <table:table-cell table:formula="of:=[.D10]/[.$B$9]" office:value-type="float" office:value="3.26666666666667" calcext:value-type="float">
            <text:p>3,26666666666667</text:p>
          </table:table-cell>
          <table:table-cell table:formula="of:=[.E10]/[.C10]" office:value-type="float" office:value="0.163333333333333" calcext:value-type="float">
            <text:p>0,163333333333333</text:p>
          </table:table-cell>
          <table:table-cell table:formula="of:=[.F11]-[.F10]" office:value-type="float" office:value="0.0733333333333333" calcext:value-type="float">
            <text:p>0,0733333333333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6000" calcext:value-type="float">
            <text:p>426000</text:p>
          </table:table-cell>
          <table:table-cell office:value-type="float" office:value="30" calcext:value-type="float">
            <text:p>30</text:p>
          </table:table-cell>
          <table:table-cell table:formula="of:=[.B11]/[.$A$9]" office:value-type="float" office:value="8520" calcext:value-type="float">
            <text:p>8520</text:p>
          </table:table-cell>
          <table:table-cell table:formula="of:=[.D11]/[.$B$9]" office:value-type="float" office:value="7.1" calcext:value-type="float">
            <text:p>7,1</text:p>
          </table:table-cell>
          <table:table-cell table:formula="of:=[.E11]/[.C11]" office:value-type="float" office:value="0.236666666666667" calcext:value-type="float">
            <text:p>0,236666666666667</text:p>
          </table:table-cell>
          <table:table-cell table:formula="of:=[.F12]-[.F11]" office:value-type="float" office:value="0.104583333333333" calcext:value-type="float">
            <text:p>0,1045833333333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819000" calcext:value-type="float">
            <text:p>819000</text:p>
          </table:table-cell>
          <table:table-cell office:value-type="float" office:value="40" calcext:value-type="float">
            <text:p>40</text:p>
          </table:table-cell>
          <table:table-cell table:formula="of:=[.B12]/[.$A$9]" office:value-type="float" office:value="16380" calcext:value-type="float">
            <text:p>16380</text:p>
          </table:table-cell>
          <table:table-cell table:formula="of:=[.D12]/[.$B$9]" office:value-type="float" office:value="13.65" calcext:value-type="float">
            <text:p>13,65</text:p>
          </table:table-cell>
          <table:table-cell table:formula="of:=[.E12]/[.C12]" office:value-type="float" office:value="0.34125" calcext:value-type="float">
            <text:p>0,34125</text:p>
          </table:table-cell>
          <table:table-cell table:formula="of:=[.F13]-[.F12]" office:value-type="float" office:value="0.08575" calcext:value-type="float">
            <text:p>0,085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81000" calcext:value-type="float">
            <text:p>1281000</text:p>
          </table:table-cell>
          <table:table-cell office:value-type="float" office:value="50" calcext:value-type="float">
            <text:p>50</text:p>
          </table:table-cell>
          <table:table-cell table:formula="of:=[.B13]/[.$A$9]" office:value-type="float" office:value="25620" calcext:value-type="float">
            <text:p>25620</text:p>
          </table:table-cell>
          <table:table-cell table:formula="of:=[.D13]/[.$B$9]" office:value-type="float" office:value="21.35" calcext:value-type="float">
            <text:p>21,35</text:p>
          </table:table-cell>
          <table:table-cell table:formula="of:=[.E13]/[.C13]" office:value-type="float" office:value="0.427" calcext:value-type="float">
            <text:p>0,427</text:p>
          </table:table-cell>
          <table:table-cell table:formula="of:=[.F14]-[.F13]" office:value-type="float" office:value="0.0907777777777777" calcext:value-type="float">
            <text:p>0,0907777777777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64000" calcext:value-type="float">
            <text:p>1864000</text:p>
          </table:table-cell>
          <table:table-cell office:value-type="float" office:value="60" calcext:value-type="float">
            <text:p>60</text:p>
          </table:table-cell>
          <table:table-cell table:formula="of:=[.B14]/[.$A$9]" office:value-type="float" office:value="37280" calcext:value-type="float">
            <text:p>37280</text:p>
          </table:table-cell>
          <table:table-cell table:formula="of:=[.D14]/[.$B$9]" office:value-type="float" office:value="31.0666666666667" calcext:value-type="float">
            <text:p>31,0666666666667</text:p>
          </table:table-cell>
          <table:table-cell table:formula="of:=[.E14]/[.C14]" office:value-type="float" office:value="0.517777777777778" calcext:value-type="float">
            <text:p>0,517777777777778</text:p>
          </table:table-cell>
          <table:table-cell table:formula="of:=[.F15]-[.F14]" office:value-type="float" office:value="0.124603174603175" calcext:value-type="float">
            <text:p>0,1246031746031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98000" calcext:value-type="float">
            <text:p>2698000</text:p>
          </table:table-cell>
          <table:table-cell office:value-type="float" office:value="70" calcext:value-type="float">
            <text:p>70</text:p>
          </table:table-cell>
          <table:table-cell table:formula="of:=[.B15]/[.$A$9]" office:value-type="float" office:value="53960" calcext:value-type="float">
            <text:p>53960</text:p>
          </table:table-cell>
          <table:table-cell table:formula="of:=[.D15]/[.$B$9]" office:value-type="float" office:value="44.9666666666667" calcext:value-type="float">
            <text:p>44,9666666666667</text:p>
          </table:table-cell>
          <table:table-cell table:formula="of:=[.E15]/[.C15]" office:value-type="float" office:value="0.642380952380952" calcext:value-type="float">
            <text:p>0,64238095238095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7T19:06:34.055000000</meta:creation-date>
    <dc:date>2021-02-07T20:36:28.595000000</dc:date>
    <meta:editing-duration>PT37M13S</meta:editing-duration>
    <meta:editing-cycles>1</meta:editing-cycles>
    <meta:document-statistic meta:table-count="1" meta:cell-count="88" meta:object-count="0"/>
    <meta:generator>LibreOffice/6.3.2.2$Windows_X86_64 LibreOffice_project/98b30e735bda24bc04ab42594c85f7fd8be07b9c</meta:generator>
  </office:meta>
</office:document-meta>
</file>